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4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4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4" manifest:media-type="application/vnd.oasis.opendocument.formula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4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4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setting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>
        <style:tab-stops>
          <style:tab-stop style:position="2.1264in"/>
        </style:tab-stops>
      </style:paragraph-properties>
      <style:text-properties fo:font-size="9pt" style:font-size-asian="9pt" style:font-size-complex="9pt"/>
    </style:style>
    <style:style style:name="P5" style:family="paragraph" style:parent-style-name="Standard">
      <style:paragraph-properties>
        <style:tab-stops>
          <style:tab-stop style:position="2.1264in"/>
        </style:tab-stops>
      </style:paragraph-properties>
      <style:text-properties fo:font-size="9pt" officeooo:paragraph-rsid="00094c71" style:font-size-asian="9pt" style:font-size-complex="9pt"/>
    </style:style>
    <style:style style:name="P6" style:family="paragraph" style:parent-style-name="Standard">
      <style:paragraph-properties>
        <style:tab-stops>
          <style:tab-stop style:position="2.1264in"/>
        </style:tab-stops>
      </style:paragraph-properties>
      <style:text-properties officeooo:paragraph-rsid="00094c71"/>
    </style:style>
    <style:style style:name="P7" style:family="paragraph" style:parent-style-name="Standard">
      <style:paragraph-properties>
        <style:tab-stops>
          <style:tab-stop style:position="2.1264in"/>
        </style:tab-stops>
      </style:paragraph-properties>
      <style:text-properties officeooo:rsid="000f0ce1" officeooo:paragraph-rsid="000f0ce1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text-properties style:font-name="Liberation Mono" fo:font-size="9pt" fo:font-style="normal" fo:font-weight="normal" style:font-size-asian="9pt" style:font-style-asian="normal" style:font-weight-asian="normal" style:font-size-complex="9pt"/>
    </style:style>
    <style:style style:name="P10" style:family="paragraph" style:parent-style-name="Standard">
      <style:text-properties fo:font-size="12pt" officeooo:rsid="000b9777" officeooo:paragraph-rsid="000b9777" style:font-size-asian="10.5pt" style:font-size-complex="12pt"/>
    </style:style>
    <style:style style:name="P11" style:family="paragraph" style:parent-style-name="Standard">
      <style:paragraph-properties fo:break-before="page"/>
      <style:text-properties style:font-name="Arial" fo:font-size="11pt" officeooo:rsid="000b9777" officeooo:paragraph-rsid="000b9777" style:font-size-asian="9.60000038146973pt" style:font-size-complex="11pt"/>
    </style:style>
    <style:style style:name="P12" style:family="paragraph" style:parent-style-name="Standard">
      <style:text-properties style:font-name="Arial" fo:font-size="11pt" officeooo:rsid="000b9777" officeooo:paragraph-rsid="000b9777" style:font-size-asian="9.60000038146973pt" style:font-size-complex="11pt"/>
    </style:style>
    <style:style style:name="P13" style:family="paragraph" style:parent-style-name="Standard">
      <style:text-properties style:font-name="Arial" fo:font-size="11pt" officeooo:rsid="00175e80" officeooo:paragraph-rsid="00175e80" style:font-size-asian="9.60000038146973pt" style:font-size-complex="11pt"/>
    </style:style>
    <style:style style:name="T1" style:family="text">
      <style:text-properties style:font-name="Liberation Mono" fo:font-style="normal" fo:font-weight="normal" style:font-style-asian="normal" style:font-weight-asian="normal"/>
    </style:style>
    <style:style style:name="T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fr1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1028in" fo:min-width="0.1075in" style:writing-mode="lr-tb" loext:decorative="false" style:run-through="foreground"/>
      <style:paragraph-properties style:writing-mode="lr-tb"/>
    </style:style>
    <style:style style:name="gr3" style:family="graphic">
      <style:graphic-properties draw:textarea-horizontal-align="center" draw:textarea-vertical-align="middle" loext:decorative="false" style:run-through="foreground"/>
    </style:style>
    <style:style style:name="gr4" style:family="graphic">
      <style:graphic-properties draw:textarea-horizontal-align="justify" draw:textarea-vertical-align="middle" draw:auto-grow-height="false" fo:min-height="0.1035in" fo:min-width="0.1075in" style:writing-mode="lr-tb" loext:decorative="false" style:run-through="foreground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1035in" fo:min-width="0.1071in" style:writing-mode="lr-tb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Object1" text:anchor-type="paragraph" svg:x="1.6154in" svg:y="0.0827in" svg:width="0.2929in" svg:height="0.14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1" draw:name="Object5" text:anchor-type="paragraph" svg:x="2.2965in" svg:y="0.061in" svg:width="0.3756in" svg:height="0.14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1" draw:name="Object6" text:anchor-type="paragraph" svg:x="2.9909in" svg:y="0.061in" svg:width="0.3772in" svg:height="0.142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<draw:g text:anchor-type="paragraph" draw:z-index="3" draw:name="DrawObject1" draw:style-name="gr1"><draw:custom-shape draw:name="Shape 2" draw:style-name="gr2" draw:text-style-name="P1" svg:width="0.1512in" svg:height="0.1449in" svg:x="1.0689in" svg:y="0.466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Line 1" draw:style-name="gr3" draw:text-style-name="P2" svg:x1="1.139in" svg:y1="0.5402in" svg:x2="1.7862in" svg:y2="0.1925in"><text:p/></draw:line><draw:custom-shape draw:name="Shape 1" draw:style-name="gr4" draw:text-style-name="P1" svg:width="0.1512in" svg:height="0.1453in" svg:x="1.7091in" svg:y="0.0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Line 2" draw:style-name="gr3" draw:text-style-name="P2" svg:x1="1.7752in" svg:y1="0.1736in" svg:x2="2.4894in" svg:y2="0.1736in"><text:p/></draw:line><draw:custom-shape draw:name="Shape 3" draw:style-name="gr2" draw:text-style-name="P1" svg:width="0.1512in" svg:height="0.1449in" svg:x="2.4335in" svg:y="0.096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Line 3" draw:style-name="gr3" draw:text-style-name="P2" svg:x1="2.5071in" svg:y1="0.1748in" svg:x2="3.2213in" svg:y2="0.1748in"><text:p/></draw:line><draw:custom-shape draw:name="Shape 4" draw:style-name="gr4" draw:text-style-name="P1" svg:width="0.1512in" svg:height="0.1453in" svg:x="3.1264in" svg:y="0.09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Line 4" draw:style-name="gr3" draw:text-style-name="P2" svg:x1="1.139in" svg:y1="0.5402in" svg:x2="1.7862in" svg:y2="0.1925in"><text:p/></draw:line><draw:line draw:name="Line 5" draw:style-name="gr3" draw:text-style-name="P2" svg:x1="3.2071in" svg:y1="0.1748in" svg:x2="3.8224in" svg:y2="0.5079in"><text:p/></draw:line><draw:custom-shape draw:name="Shape 5" draw:style-name="gr4" draw:text-style-name="P1" svg:width="0.1512in" svg:height="0.1453in" svg:x="3.7598in" svg:y="0.452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Line 6" draw:style-name="gr3" draw:text-style-name="P2" svg:x1="1.139in" svg:y1="0.5402in" svg:x2="1.7862in" svg:y2="0.1925in"><text:p/></draw:line><draw:line draw:name="Line 7" draw:style-name="gr3" draw:text-style-name="P2" svg:x1="3.1764in" svg:y1="0.8563in" svg:x2="3.8236in" svg:y2="0.5087in"><text:p/></draw:line><draw:custom-shape draw:name="Shape 6" draw:style-name="gr5" draw:text-style-name="P1" svg:width="0.1516in" svg:height="0.1453in" svg:x="3.0843in" svg:y="0.773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Line 8" draw:style-name="gr3" draw:text-style-name="P2" svg:x1="2.5071in" svg:y1="0.1748in" svg:x2="3.2071in" svg:y2="0.8555in"><text:p/></draw:line></draw:g></text:p>
      <text:p text:style-name="Standard"><draw:frame draw:style-name="fr1" draw:name="Object10" text:anchor-type="paragraph" svg:x="3.7445in" svg:y="0.0354in" svg:width="0.3173in" svg:height="0.1236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1" draw:name="Object11" text:anchor-type="paragraph" svg:x="0.9764in" svg:y="0.0598in" svg:width="0.4811in" svg:height="0.2016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/>
      <text:p text:style-name="Standard"/>
      <text:p text:style-name="Standard"><draw:frame draw:style-name="fr1" draw:name="Object7" text:anchor-type="paragraph" svg:x="2.9283in" svg:y="0.189in" svg:width="0.3772in" svg:height="0.14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4"><draw:frame draw:style-name="fr2" draw:name="Object8" text:anchor-type="as-char" svg:y="-0.1154in" svg:width="1.2583in" svg:height="0.161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text:tab/><draw:frame draw:style-name="fr2" draw:name="Object9" text:anchor-type="as-char" svg:y="-0.202in" svg:width="1.0374in" svg:height="0.3146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 <text:tab/><draw:frame draw:style-name="fr2" draw:name="Object14" text:anchor-type="as-char" svg:y="-0.202in" svg:width="0.9209in" svg:height="0.3335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draw:frame draw:style-name="fr2" draw:name="Object23" text:anchor-type="as-char" svg:y="-0.202in" svg:width="0.9134in" svg:height="0.3335in" draw:z-index="1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4"/>
      <text:p text:style-name="P4"><draw:frame draw:style-name="fr2" draw:name="Object2" text:anchor-type="as-char" svg:y="-0.1319in" svg:width="1.3417in" svg:height="0.17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tab/><draw:frame draw:style-name="fr2" draw:name="Object12" text:anchor-type="as-char" svg:y="-0.2035in" svg:width="1.1902in" svg:height="0.3362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text:tab/><draw:frame draw:style-name="fr2" draw:name="Object24" text:anchor-type="as-char" svg:y="-0.2035in" svg:width="1.1902in" svg:height="0.3362in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4"/>
      <text:p text:style-name="P5"><draw:frame draw:style-name="fr2" draw:name="Object3" text:anchor-type="as-char" svg:y="-0.1154in" svg:width="1.3681in" svg:height="0.16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tab/><draw:frame draw:style-name="fr2" draw:name="Object13" text:anchor-type="as-char" svg:y="-0.202in" svg:width="1.0417in" svg:height="0.3335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text:tab/><draw:frame draw:style-name="fr2" draw:name="Object15" text:anchor-type="as-char" svg:y="-0.202in" svg:width="1.028in" svg:height="0.3335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text:tab/><draw:frame draw:style-name="fr2" draw:name="Object22" text:anchor-type="as-char" svg:y="-0.202in" svg:width="0.9161in" svg:height="0.3335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5"/>
      <text:p text:style-name="P5"><draw:frame draw:style-name="fr2" draw:name="Object4" text:anchor-type="as-char" svg:y="-0.1028in" svg:width="1.1244in" svg:height="0.142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text:tab/><draw:frame draw:style-name="fr2" draw:name="Object20" text:anchor-type="as-char" svg:y="-0.1791in" svg:width="0.9291in" svg:height="0.2965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text:tab/><draw:frame draw:style-name="fr2" draw:name="Object21" text:anchor-type="as-char" svg:y="-0.1791in" svg:width="0.9161in" svg:height="0.2965in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6"/>
      <text:p text:style-name="P7">The loss function SSR is <text:s/><draw:frame draw:style-name="fr2" draw:name="Object16" text:anchor-type="as-char" svg:y="-0.2354in" svg:width="1.5898in" svg:height="0.3764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tab/><draw:frame draw:style-name="fr2" draw:name="Object17" text:anchor-type="as-char" svg:y="-0.2354in" svg:width="2.5283in" svg:height="0.3764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"><text:span text:style-name="T1"/></text:p>
      <text:p text:style-name="P9"/>
      <text:p text:style-name="P10"><draw:frame draw:style-name="fr2" draw:name="Object18" text:anchor-type="as-char" svg:y="-0.1409in" svg:width="1.9772in" svg:height="0.1965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0"/>
      <text:p text:style-name="P10"><draw:frame draw:style-name="fr2" draw:name="Object19" text:anchor-type="as-char" svg:y="-0.2472in" svg:width="2.4689in" svg:height="0.4071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Standard"><text:span text:style-name="T2"/></text:p>
      <text:p text:style-name="P10"/>
      <text:p text:style-name="P11"><draw:frame draw:style-name="fr3" draw:name="Object25" text:anchor-type="as-char" svg:y="-0.1728in" svg:width="1.2638in" svg:height="0.2217in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12"><draw:frame draw:style-name="fr3" draw:name="Object26" text:anchor-type="as-char" svg:y="-0.2681in" svg:width="1.2228in" svg:height="0.4425in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12"><draw:frame draw:style-name="fr3" draw:name="Object27" text:anchor-type="as-char" svg:y="-0.1492in" svg:width="0.6756in" svg:height="0.2102in" draw:z-index="27"><draw:object xlink:href="./Object 27" xlink:type="simple" xlink:show="embed" xlink:actuate="onLoad"/><draw:image xlink:href="./ObjectReplacements/Object 27" xlink:type="simple" xlink:show="embed" xlink:actuate="onLoad"/></draw:frame><text:tab/><draw:frame draw:style-name="fr3" draw:name="Object30" text:anchor-type="as-char" svg:y="-0.2693in" svg:width="0.5366in" svg:height="0.4201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text:tab/><draw:frame draw:style-name="fr3" draw:name="Object36" text:anchor-type="as-char" svg:y="-0.2693in" svg:width="0.5339in" svg:height="0.4201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text:tab/><draw:frame draw:style-name="fr3" draw:name="Object31" text:anchor-type="as-char" svg:y="-0.2693in" svg:width="0.528in" svg:height="0.4201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3"><draw:frame draw:style-name="fr3" draw:name="Object28" text:anchor-type="as-char" svg:y="-0.1756in" svg:width="0.6756in" svg:height="0.2366in" draw:z-index="28"><draw:object xlink:href="./Object 28" xlink:type="simple" xlink:show="embed" xlink:actuate="onLoad"/><draw:image xlink:href="./ObjectReplacements/Object 28" xlink:type="simple" xlink:show="embed" xlink:actuate="onLoad"/></draw:frame><text:tab/><draw:frame draw:style-name="fr3" draw:name="Object32" text:anchor-type="as-char" svg:y="-0.2693in" svg:width="0.6236in" svg:height="0.4453in" draw:z-index="32"><draw:object xlink:href="./Object 32" xlink:type="simple" xlink:show="embed" xlink:actuate="onLoad"/><draw:image xlink:href="./ObjectReplacements/Object 32" xlink:type="simple" xlink:show="embed" xlink:actuate="onLoad"/></draw:frame><text:tab/></text:p>
      <text:p text:style-name="P13"><draw:frame draw:style-name="fr3" draw:name="Object29" text:anchor-type="as-char" svg:y="-0.1528in" svg:width="0.7366in" svg:height="0.2138in" draw:z-index="29"><draw:object xlink:href="./Object 29" xlink:type="simple" xlink:show="embed" xlink:actuate="onLoad"/><draw:image xlink:href="./ObjectReplacements/Object 29" xlink:type="simple" xlink:show="embed" xlink:actuate="onLoad"/></draw:frame><text:tab/><draw:frame draw:style-name="fr3" draw:name="Object33" text:anchor-type="as-char" svg:y="-0.2693in" svg:width="0.6319in" svg:height="0.4453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13"/>
      <text:p text:style-name="P13"><draw:frame draw:style-name="fr3" draw:name="Object34" text:anchor-type="as-char" svg:y="-0.2709in" svg:width="2.2071in" svg:height="0.448in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P13"/>
      <text:p text:style-name="P13"><draw:frame draw:style-name="fr3" draw:name="Object35" text:anchor-type="as-char" svg:y="-0.2709in" svg:width="1.7528in" svg:height="0.448in" draw:z-index="35"><draw:object xlink:href="./Object 35" xlink:type="simple" xlink:show="embed" xlink:actuate="onLoad"/><draw:image xlink:href="./ObjectReplacements/Object 35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10:06:57.877684535</meta:creation-date>
    <dc:date>2025-05-28T20:39:57.796953235</dc:date>
    <meta:editing-duration>PT1H30M53S</meta:editing-duration>
    <meta:editing-cycles>3</meta:editing-cycles>
    <meta:generator>LibreOffice/25.2.3.2$Linux_X86_64 LibreOffice_project/bbb074479178df812d175f709636b368952c2ce3</meta:generator>
    <meta:document-statistic meta:table-count="0" meta:image-count="0" meta:object-count="36" meta:page-count="2" meta:paragraph-count="14" meta:word-count="5" meta:character-count="46" meta:non-whitespace-character-count="20"/>
  </office:meta>
</office:document-meta>
</file>

<file path=Object 1/content.xml><?xml version="1.0" encoding="utf-8"?>
<math xmlns="http://www.w3.org/1998/Math/MathML" display="block">
  <semantics>
    <mstyle mathsize="8pt">
      <mrow>
        <msub>
          <mi>f</mi>
          <mn>1,1</mn>
        </msub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

size 8 {f_{1,1} (x)} </annotation>
  </semantics>
</math>
</file>

<file path=Object 10/content.xml><?xml version="1.0" encoding="utf-8"?>
<math xmlns="http://www.w3.org/1998/Math/MathML" display="block">
  <semantics>
    <mstyle mathsize="8pt">
      <mi mathvariant="italic">Output</mi>
    </mstyle>
    <annotation encoding="StarMath 5.0">size 8 Output

</annotation>
  </semantics>
</math>
</file>

<file path=Object 11/content.xml><?xml version="1.0" encoding="utf-8"?>
<math xmlns="http://www.w3.org/1998/Math/MathML" display="block">
  <semantics>
    <mrow>
      <mstyle mathsize="8pt">
        <mi mathvariant="italic">Input</mi>
      </mstyle>
      <mrow>
        <mo fence="true" form="prefix" stretchy="false">(</mo>
        <mrow>
          <mi>x</mi>
        </mrow>
        <mo fence="true" form="postfix" stretchy="false">)</mo>
      </mrow>
    </mrow>
    <annotation encoding="StarMath 5.0">size 8 Input (x)


</annotation>
  </semantics>
</math>
</file>

<file path=Object 12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2</mn>
            </msub>
          </mrow>
          <mrow>
            <mo stretchy="false">∂</mo>
            <msub>
              <mi>y</mi>
              <mn>1,1</mn>
            </msub>
          </mrow>
        </mfrac>
        <mo stretchy="false">=</mo>
        <mfrac>
          <mrow>
            <mo stretchy="false">∂</mo>
            <mi>y</mi>
            <msub>
              <mi>'</mi>
              <mn>1,2</mn>
            </msub>
          </mrow>
          <mrow>
            <mo stretchy="false">∂</mo>
            <msub>
              <mi>y</mi>
              <mn>1,1</mn>
            </msub>
          </mrow>
        </mfrac>
        <mo stretchy="false">=</mo>
        <mfrac>
          <msup>
            <mi mathvariant="normal">e</mi>
            <msub>
              <mi>y</mi>
              <mn>1,1</mn>
            </msub>
          </msup>
          <mrow>
            <mn>1</mn>
            <mo stretchy="false">+</mo>
            <msup>
              <mi mathvariant="normal">e</mi>
              <msub>
                <mi>y</mi>
                <mn>1,1</mn>
              </msub>
            </msup>
          </mrow>
        </mfrac>
      </mrow>
    </mstyle>
    <annotation encoding="StarMath 5.0">size 9 {
{partial f'_{1,2}} over {partial y_{1,1}} = {partial y'_{1,2}} over {partial y_{1,1}}= {func e^{y_{1,1}}} over {1 + func e^{y_{1,1}}} 
}

</annotation>
  </semantics>
</math>
</file>

<file path=Object 13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3</mn>
            </msub>
          </mrow>
          <mrow>
            <mo stretchy="false">∂</mo>
            <msub>
              <mi>y</mi>
              <mn>1,2</mn>
            </msub>
          </mrow>
        </mfrac>
        <mo stretchy="false">=</mo>
        <mfrac>
          <mrow>
            <mo stretchy="false">∂</mo>
            <mi>y</mi>
            <msub>
              <mi>'</mi>
              <mn>1,3</mn>
            </msub>
          </mrow>
          <mrow>
            <mo stretchy="false">∂</mo>
            <msub>
              <mi>y</mi>
              <mn>1,2</mn>
            </msub>
          </mrow>
        </mfrac>
        <mo stretchy="false">=</mo>
        <msub>
          <mi>w</mi>
          <mn>1,3</mn>
        </msub>
      </mrow>
    </mstyle>
    <annotation encoding="StarMath 5.0">size 9 {{partial f'_{1,3}} over {partial y_{1,2}}  = {partial y'_{1,3}} over {partial y_{1,2}} = w_{1,3} }
</annotation>
  </semantics>
</math>
</file>

<file path=Object 14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1</mn>
            </msub>
          </mrow>
          <mrow>
            <mo stretchy="false">∂</mo>
            <msub>
              <mi>w</mi>
              <mn>1,1</mn>
            </msub>
          </mrow>
        </mfrac>
        <mo stretchy="false">=</mo>
        <mfrac>
          <mrow>
            <mo stretchy="false">∂</mo>
            <mi>y</mi>
            <msub>
              <mi>'</mi>
              <mn>1,1</mn>
            </msub>
          </mrow>
          <mrow>
            <mo stretchy="false">∂</mo>
            <msub>
              <mi>w</mi>
              <mn>1,1</mn>
            </msub>
          </mrow>
        </mfrac>
        <mo stretchy="false">=</mo>
        <mi>x</mi>
      </mrow>
    </mstyle>
    <annotation encoding="StarMath 5.0">size 9 {   {partial f'_{1,1}} over { partial w_{1,1}}  = {partial y'_{1,1}} over {partial w_{1,1}} = x }
</annotation>
  </semantics>
</math>
</file>

<file path=Object 15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3</mn>
            </msub>
          </mrow>
          <mrow>
            <mo stretchy="false">∂</mo>
            <msub>
              <mi>w</mi>
              <mn>1,3</mn>
            </msub>
          </mrow>
        </mfrac>
        <mo stretchy="false">=</mo>
        <mfrac>
          <mrow>
            <mo stretchy="false">∂</mo>
            <mi>y</mi>
            <msub>
              <mi>'</mi>
              <mn>1,3</mn>
            </msub>
          </mrow>
          <mrow>
            <mo stretchy="false">∂</mo>
            <msub>
              <mi>w</mi>
              <mn>1,3</mn>
            </msub>
          </mrow>
        </mfrac>
        <mo stretchy="false">=</mo>
        <msub>
          <mi>y</mi>
          <mn>1,2</mn>
        </msub>
      </mrow>
    </mstyle>
    <annotation encoding="StarMath 5.0">size 9 {{partial f'_{1,3}} over {partial w_{1,3}}  = {partial y'_{1,3}} over {partial w_{1,3}} = y_{1,2} }
</annotation>
  </semantics>
</math>
</file>

<file path=Object 16/content.xml><?xml version="1.0" encoding="utf-8"?>
<math xmlns="http://www.w3.org/1998/Math/MathML" display="block">
  <semantics>
    <mstyle mathsize="10pt">
      <mrow>
        <munderover>
          <mo stretchy="false">∑</mo>
          <mrow>
            <mi>i</mi>
            <mo stretchy="false">=</mo>
            <mn>1</mn>
          </mrow>
          <mrow>
            <mi>n</mi>
            <mo stretchy="false">=</mo>
            <mn>3</mn>
          </mrow>
        </munderover>
        <msup>
          <mrow>
            <mo fence="true" form="prefix" stretchy="false">(</mo>
            <mrow>
              <mrow>
                <msub>
                  <mi mathvariant="italic">Observed</mi>
                  <mi>i</mi>
                </msub>
                <mo stretchy="false">−</mo>
                <msub>
                  <mi mathvariant="italic">Predicted</mi>
                  <mi>i</mi>
                </msub>
              </mrow>
            </mrow>
            <mo fence="true" form="postfix" stretchy="false">)</mo>
          </mrow>
          <mn>2</mn>
        </msup>
      </mrow>
    </mstyle>
    <annotation encoding="StarMath 5.0">size 10 {sum from {i=1} to {n=3} (Observed_i -  Predicted_i)^{2}}</annotation>
  </semantics>
</math>
</file>

<file path=Object 17/content.xml><?xml version="1.0" encoding="utf-8"?>
<math xmlns="http://www.w3.org/1998/Math/MathML" display="block">
  <semantics>
    <mstyle mathsize="10pt">
      <mrow>
        <mrow>
          <mfrac>
            <mrow>
              <mo stretchy="false">∂</mo>
              <mi mathvariant="italic">SSR</mi>
            </mrow>
            <mrow>
              <mo stretchy="false">∂</mo>
              <mi mathvariant="italic">Predicted</mi>
            </mrow>
          </mfrac>
          <mo stretchy="false">=</mo>
          <mrow>
            <munderover>
              <mo stretchy="false">∑</mo>
              <mrow>
                <mi>i</mi>
                <mo stretchy="false">=</mo>
                <mn>1</mn>
              </mrow>
              <mrow>
                <mi>n</mi>
                <mo stretchy="false">=</mo>
                <mn>3</mn>
              </mrow>
            </munderover>
            <mrow>
              <mo stretchy="false">−</mo>
              <mn>2</mn>
            </mrow>
          </mrow>
        </mrow>
        <mrow>
          <mo fence="true" form="prefix" stretchy="false">(</mo>
          <mrow>
            <mrow>
              <msub>
                <mi mathvariant="italic">Observed</mi>
                <mi>i</mi>
              </msub>
              <mo stretchy="false">−</mo>
              <msub>
                <mi mathvariant="italic">Predicted</mi>
                <mi>i</mi>
              </msub>
            </mrow>
          </mrow>
          <mo fence="true" form="postfix" stretchy="false">)</mo>
        </mrow>
      </mrow>
    </mstyle>
    <annotation encoding="StarMath 5.0">size 10{{partial SSR} over {partial Predicted}  = sum from {i=1} to {n=3} {-2}(Observed_i -  Predicted_i)}</annotation>
  </semantics>
</math>
</file>

<file path=Object 18/content.xml><?xml version="1.0" encoding="utf-8"?>
<math xmlns="http://www.w3.org/1998/Math/MathML" display="block">
  <semantics>
    <mstyle mathsize="11pt">
      <mrow>
        <mrow>
          <mi mathvariant="italic">Predicted</mi>
          <mo stretchy="false">=</mo>
          <msub>
            <mi>f</mi>
            <mn>1,3</mn>
          </msub>
        </mrow>
        <mrow>
          <mrow>
            <mo fence="true" form="prefix" stretchy="false">(</mo>
            <mrow>
              <mrow>
                <msub>
                  <mi>f</mi>
                  <mn>1,2</mn>
                </msub>
                <mrow>
                  <mo fence="true" form="prefix" stretchy="false">(</mo>
                  <mrow>
                    <mrow>
                      <msub>
                        <mi>f</mi>
                        <mn>1,1</mn>
                      </msub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=</mo>
          <mtext>&gt;</mtext>
        </mrow>
      </mrow>
    </mstyle>
    <annotation encoding="StarMath 5.0">size 11 { Predicted = f_{1,3}(f_{1,2}(f_{1,1}(x)))  ="&gt;"  } 
</annotation>
  </semantics>
</math>
</file>

<file path=Object 19/content.xml><?xml version="1.0" encoding="utf-8"?>
<math xmlns="http://www.w3.org/1998/Math/MathML" display="block">
  <semantics>
    <mstyle mathsize="11pt">
      <mrow>
        <mfrac>
          <mrow>
            <mo stretchy="false">∂</mo>
            <mi mathvariant="italic">Predicted</mi>
          </mrow>
          <mrow>
            <mo stretchy="false">∂</mo>
            <msub>
              <mi>b</mi>
              <mn>1,1</mn>
            </msub>
          </mrow>
        </mfrac>
        <mo stretchy="false">=</mo>
        <mrow>
          <mfrac>
            <mrow>
              <mo stretchy="false">∂</mo>
              <mi mathvariant="italic">predicted</mi>
            </mrow>
            <mrow>
              <mo stretchy="false">∂</mo>
              <msub>
                <mi>y</mi>
                <mn>1,2</mn>
              </msub>
            </mrow>
          </mfrac>
          <mo stretchy="false">⋅</mo>
          <mrow>
            <mo stretchy="false">∂</mo>
            <mfrac>
              <msub>
                <mi>y</mi>
                <mn>1,2</mn>
              </msub>
              <msub>
                <mi>y</mi>
                <mn>1,1</mn>
              </msub>
            </mfrac>
          </mrow>
          <mo stretchy="false">⋅</mo>
          <mrow>
            <mo stretchy="false">∂</mo>
            <mfrac>
              <msub>
                <mi>y</mi>
                <mn>1,1</mn>
              </msub>
              <mrow>
                <mo stretchy="false">∂</mo>
                <msub>
                  <mi>b</mi>
                  <mn>1,1</mn>
                </msub>
              </mrow>
            </mfrac>
          </mrow>
        </mrow>
      </mrow>
    </mstyle>
    <annotation encoding="StarMath 5.0">size 11 { 
{partial Predicted} over {partial b_{1,1}}  =
{partial predicted} over {partial y_{1,2}}  cdot
{partial y_{1,2} over {y_{1,1}}} cdot
{partial y_{1,1} over {partial b_{1,1}}} 
} 
</annotation>
  </semantics>
</math>
</file>

<file path=Object 2/content.xml><?xml version="1.0" encoding="utf-8"?>
<math xmlns="http://www.w3.org/1998/Math/MathML" display="block">
  <semantics>
    <mstyle mathsize="9pt">
      <mrow>
        <msub>
          <mi>f</mi>
          <mn>1,2</mn>
        </msub>
        <mrow>
          <mrow>
            <mo fence="true" form="prefix" stretchy="false">(</mo>
            <mrow>
              <msub>
                <mi>y</mi>
                <mn>1,1</mn>
              </msub>
            </mrow>
            <mo fence="true" form="postfix" stretchy="false">)</mo>
          </mrow>
          <mo stretchy="false">=</mo>
          <msub>
            <mi>y</mi>
            <mn>1,2</mn>
          </msub>
          <mo stretchy="false">=</mo>
          <mi>ln</mi>
        </mrow>
        <mrow>
          <mo fence="true" form="prefix" stretchy="false">(</mo>
          <mrow>
            <mrow>
              <mn>1</mn>
              <mo stretchy="false">+</mo>
              <msup>
                <mi mathvariant="normal">e</mi>
                <msub>
                  <mi>y</mi>
                  <mn>1,1</mn>
                </msub>
              </msup>
            </mrow>
          </mrow>
          <mo fence="true" form="postfix" stretchy="false">)</mo>
        </mrow>
      </mrow>
    </mstyle>
    <annotation encoding="StarMath 5.0">size 9 {f_{1,2} (y_{1,1})  = y_{1,2} = ln(1+ func e^{y_{1,1} } )}

</annotation>
  </semantics>
</math>
</file>

<file path=Object 20/content.xml><?xml version="1.0" encoding="utf-8"?>
<math xmlns="http://www.w3.org/1998/Math/MathML" display="block">
  <semantics>
    <mstyle mathsize="8pt">
      <mrow>
        <mfrac>
          <mrow>
            <mo stretchy="false">∂</mo>
            <mi>f</mi>
            <msub>
              <mi>'</mi>
              <mn>2,3</mn>
            </msub>
          </mrow>
          <mrow>
            <mo stretchy="false">∂</mo>
            <msub>
              <mi>y</mi>
              <mn>1,2</mn>
            </msub>
          </mrow>
        </mfrac>
        <mo stretchy="false">=</mo>
        <mfrac>
          <mrow>
            <mo stretchy="false">∂</mo>
            <mi>y</mi>
            <msub>
              <mi>'</mi>
              <mn>2,3</mn>
            </msub>
          </mrow>
          <mrow>
            <mo stretchy="false">∂</mo>
            <msub>
              <mi>y</mi>
              <mn>1,2</mn>
            </msub>
          </mrow>
        </mfrac>
        <mo stretchy="false">=</mo>
        <msub>
          <mi>w</mi>
          <mn>2,3</mn>
        </msub>
      </mrow>
    </mstyle>
    <annotation encoding="StarMath 5.0">size 8 {{partial f'_{2,3}} over {partial y_{1,2}}  = {partial y'_{2,3}} over {partial y_{1,2}} = w_{2,3} }
</annotation>
  </semantics>
</math>
</file>

<file path=Object 21/content.xml><?xml version="1.0" encoding="utf-8"?>
<math xmlns="http://www.w3.org/1998/Math/MathML" display="block">
  <semantics>
    <mstyle mathsize="8pt">
      <mrow>
        <mfrac>
          <mrow>
            <mo stretchy="false">∂</mo>
            <mi>f</mi>
            <msub>
              <mi>'</mi>
              <mn>2,3</mn>
            </msub>
          </mrow>
          <mrow>
            <mo stretchy="false">∂</mo>
            <msub>
              <mi>w</mi>
              <mn>2,3</mn>
            </msub>
          </mrow>
        </mfrac>
        <mo stretchy="false">=</mo>
        <mfrac>
          <mrow>
            <mo stretchy="false">∂</mo>
            <mi>y</mi>
            <msub>
              <mi>'</mi>
              <mn>2,3</mn>
            </msub>
          </mrow>
          <mrow>
            <mo stretchy="false">∂</mo>
            <msub>
              <mi>w</mi>
              <mn>2,3</mn>
            </msub>
          </mrow>
        </mfrac>
        <mo stretchy="false">=</mo>
        <msub>
          <mi>y</mi>
          <mn>1,2</mn>
        </msub>
      </mrow>
    </mstyle>
    <annotation encoding="StarMath 5.0">size 8 {{partial f'_{2,3}} over {partial w_{2,3}}  = {partial y'_{2,3}} over {partial w_{2,3}} = y_{1,2} }
</annotation>
  </semantics>
</math>
</file>

<file path=Object 22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3</mn>
            </msub>
          </mrow>
          <mrow>
            <mo stretchy="false">∂</mo>
            <msub>
              <mi>b</mi>
              <mn>1,3</mn>
            </msub>
          </mrow>
        </mfrac>
        <mo stretchy="false">=</mo>
        <mfrac>
          <mrow>
            <mo stretchy="false">∂</mo>
            <mi>y</mi>
            <msub>
              <mi>'</mi>
              <mn>1,3</mn>
            </msub>
          </mrow>
          <mrow>
            <mo stretchy="false">∂</mo>
            <msub>
              <mi>b</mi>
              <mn>1,3</mn>
            </msub>
          </mrow>
        </mfrac>
        <mo stretchy="false">=</mo>
        <mn>1</mn>
      </mrow>
    </mstyle>
    <annotation encoding="StarMath 5.0">size 9 {{partial f'_{1,3}} over {partial b_{1,3}}  = {partial y'_{1,3}} over {partial b_{1,3}} = 1 }
</annotation>
  </semantics>
</math>
</file>

<file path=Object 23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1</mn>
            </msub>
          </mrow>
          <mrow>
            <mo stretchy="false">∂</mo>
            <msub>
              <mi>b</mi>
              <mn>1,1</mn>
            </msub>
          </mrow>
        </mfrac>
        <mo stretchy="false">=</mo>
        <mfrac>
          <mrow>
            <mo stretchy="false">∂</mo>
            <mi>y</mi>
            <msub>
              <mi>'</mi>
              <mn>1,1</mn>
            </msub>
          </mrow>
          <mrow>
            <mo stretchy="false">∂</mo>
            <msub>
              <mi>b</mi>
              <mn>1,1</mn>
            </msub>
          </mrow>
        </mfrac>
        <mo stretchy="false">=</mo>
        <mn>1</mn>
      </mrow>
    </mstyle>
    <annotation encoding="StarMath 5.0">size 9 {   {partial f'_{1,1}} over { partial b_{1,1}}  = {partial y'_{1,1}} over {partial b_{1,1}} = 1 }
</annotation>
  </semantics>
</math>
</file>

<file path=Object 24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2</mn>
            </msub>
          </mrow>
          <mrow>
            <mo stretchy="false">∂</mo>
            <msub>
              <mi>w</mi>
              <mn>1,1</mn>
            </msub>
          </mrow>
        </mfrac>
        <mo stretchy="false">=</mo>
        <mfrac>
          <mrow>
            <mo stretchy="false">∂</mo>
            <mi>y</mi>
            <msub>
              <mi>'</mi>
              <mn>1,2</mn>
            </msub>
          </mrow>
          <mrow>
            <mo stretchy="false">∂</mo>
            <msub>
              <mi>y</mi>
              <mn>1,1</mn>
            </msub>
          </mrow>
        </mfrac>
        <mo stretchy="false">=</mo>
        <mfrac>
          <msup>
            <mi mathvariant="normal">e</mi>
            <msub>
              <mi>y</mi>
              <mn>1,1</mn>
            </msub>
          </msup>
          <mrow>
            <mn>1</mn>
            <mo stretchy="false">+</mo>
            <msup>
              <mi mathvariant="normal">e</mi>
              <msub>
                <mi>y</mi>
                <mn>1,1</mn>
              </msub>
            </msup>
          </mrow>
        </mfrac>
      </mrow>
    </mstyle>
    <annotation encoding="StarMath 5.0">size 9 {
{partial f'_{1,2}} over {partial w_{1,1}} = {partial y'_{1,2}} over {partial y_{1,1}}= {func e^{y_{1,1}}} over {1 + func e^{y_{1,1}}} 
}

</annotation>
  </semantics>
</math>
</file>

<file path=Object 2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ln</mi>
      </mrow>
      <mrow>
        <mo fence="true" form="prefix" stretchy="false">(</mo>
        <mrow>
          <mrow>
            <mn>1</mn>
            <mo stretchy="false">+</mo>
            <msup>
              <mi>e</mi>
              <mrow>
                <mi mathvariant="italic">ax</mi>
                <mo stretchy="false">+</mo>
                <mi>b</mi>
              </mrow>
            </msup>
          </mrow>
        </mrow>
        <mo fence="true" form="postfix" stretchy="false">)</mo>
      </mrow>
    </mrow>
    <annotation encoding="StarMath 5.0">y(x) = ln(1+e^{ax+b})
</annotation>
  </semantics>
</math>
</file>

<file path=Object 26/content.xml><?xml version="1.0" encoding="utf-8"?>
<math xmlns="http://www.w3.org/1998/Math/MathML" display="block">
  <semantics>
    <mrow>
      <mi>y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sup>
              <mi>e</mi>
              <mrow>
                <mi mathvariant="italic">ax</mi>
                <mo stretchy="false">+</mo>
                <mi>b</mi>
              </mrow>
            </msup>
            <mrow>
              <mn>1</mn>
              <mo stretchy="false">+</mo>
              <msup>
                <mi>e</mi>
                <mrow>
                  <mi mathvariant="italic">ax</mi>
                  <mo stretchy="false">+</mo>
                  <mi>b</mi>
                </mrow>
              </msup>
            </mrow>
          </mfrac>
          <mo stretchy="false">⋅</mo>
          <mi>a</mi>
        </mrow>
      </mrow>
    </mrow>
    <annotation encoding="StarMath 5.0">y'(x) = e^{ax+b} over {1+e^{ax+b}} cdot a</annotation>
  </semantics>
</math>
</file>

<file path=Object 27/content.xml><?xml version="1.0" encoding="utf-8"?>
<math xmlns="http://www.w3.org/1998/Math/MathML" display="block">
  <semantics>
    <mrow>
      <msub>
        <mi>y</mi>
        <mn>0</mn>
      </msub>
      <mo stretchy="false">=</mo>
      <mrow>
        <mi mathvariant="italic">ax</mi>
        <mo stretchy="false">+</mo>
        <mi>b</mi>
      </mrow>
    </mrow>
    <annotation encoding="StarMath 5.0">y_0 = ax+b</annotation>
  </semantics>
</math>
</file>

<file path=Object 28/content.xml><?xml version="1.0" encoding="utf-8"?>
<math xmlns="http://www.w3.org/1998/Math/MathML" display="block">
  <semantics>
    <mrow>
      <msub>
        <mi>y</mi>
        <mn>1</mn>
      </msub>
      <mo stretchy="false">=</mo>
      <mrow>
        <mn>1</mn>
        <mo stretchy="false">+</mo>
        <msup>
          <mi>e</mi>
          <msub>
            <mi>y</mi>
            <mn>0</mn>
          </msub>
        </msup>
      </mrow>
    </mrow>
    <annotation encoding="StarMath 5.0">y_1 = 1+e^{y_{0}} </annotation>
  </semantics>
</math>
</file>

<file path=Object 29/content.xml><?xml version="1.0" encoding="utf-8"?>
<math xmlns="http://www.w3.org/1998/Math/MathML" display="block">
  <semantics>
    <mrow>
      <mrow>
        <msub>
          <mi>y</mi>
          <mn>2</mn>
        </msub>
        <mo stretchy="false">=</mo>
        <mi>ln</mi>
      </mrow>
      <mrow>
        <mo fence="true" form="prefix" stretchy="false">(</mo>
        <mrow>
          <msub>
            <mi>y</mi>
            <mn>1</mn>
          </msub>
        </mrow>
        <mo fence="true" form="postfix" stretchy="false">)</mo>
      </mrow>
    </mrow>
    <annotation encoding="StarMath 5.0">y_2 = ln(y_1)</annotation>
  </semantics>
</math>
</file>

<file path=Object 3/content.xml><?xml version="1.0" encoding="utf-8"?>
<math xmlns="http://www.w3.org/1998/Math/MathML" display="block">
  <semantics>
    <mstyle mathsize="9pt">
      <mrow>
        <msub>
          <mi>f</mi>
          <mn>1,3</mn>
        </msub>
        <mrow>
          <mrow>
            <mo fence="true" form="prefix" stretchy="false">(</mo>
            <mrow>
              <msub>
                <mi>y</mi>
                <mn>1,2</mn>
              </msub>
            </mrow>
            <mo fence="true" form="postfix" stretchy="false">)</mo>
          </mrow>
          <mo stretchy="false">=</mo>
          <msub>
            <mi>y</mi>
            <mn>1,3</mn>
          </msub>
          <mo stretchy="false">=</mo>
          <mrow>
            <mrow>
              <msub>
                <mi>w</mi>
                <mn>1,3</mn>
              </msub>
              <mo stretchy="false">⋅</mo>
              <mi>x</mi>
            </mrow>
            <mo stretchy="false">+</mo>
            <msub>
              <mi>b</mi>
              <mn>1,3</mn>
            </msub>
          </mrow>
        </mrow>
      </mrow>
    </mstyle>
    <annotation encoding="StarMath 5.0">size 9 {f_{1,3} (y_{1,2})  = y_{1,3} = w_{1,3} cdot x   + b_{1,3} }
</annotation>
  </semantics>
</math>
</file>

<file path=Object 30/content.xml><?xml version="1.0" encoding="utf-8"?>
<math xmlns="http://www.w3.org/1998/Math/MathML" display="block">
  <semantics>
    <mrow>
      <mfrac>
        <mrow>
          <mo stretchy="false">∂</mo>
          <msub>
            <mi>y</mi>
            <mn>0</mn>
          </msub>
        </mrow>
        <mrow>
          <mo stretchy="false">∂</mo>
          <mi>a</mi>
        </mrow>
      </mfrac>
      <mo stretchy="false">=</mo>
      <mi>x</mi>
    </mrow>
    <annotation encoding="StarMath 5.0">{partial y_0} over {partial a} = x</annotation>
  </semantics>
</math>
</file>

<file path=Object 31/content.xml><?xml version="1.0" encoding="utf-8"?>
<math xmlns="http://www.w3.org/1998/Math/MathML" display="block">
  <semantics>
    <mrow>
      <mfrac>
        <mrow>
          <mo stretchy="false">∂</mo>
          <msub>
            <mi>y</mi>
            <mn>0</mn>
          </msub>
        </mrow>
        <mrow>
          <mo stretchy="false">∂</mo>
          <mi>b</mi>
        </mrow>
      </mfrac>
      <mo stretchy="false">=</mo>
      <mn>1</mn>
    </mrow>
    <annotation encoding="StarMath 5.0">{partial y_0} over {partial b} = 1</annotation>
  </semantics>
</math>
</file>

<file path=Object 32/content.xml><?xml version="1.0" encoding="utf-8"?>
<math xmlns="http://www.w3.org/1998/Math/MathML" display="block">
  <semantics>
    <mrow>
      <mfrac>
        <mrow>
          <mo stretchy="false">∂</mo>
          <msub>
            <mi>y</mi>
            <mn>1</mn>
          </msub>
        </mrow>
        <mrow>
          <mo stretchy="false">∂</mo>
          <msub>
            <mi>y</mi>
            <mn>0</mn>
          </msub>
        </mrow>
      </mfrac>
      <mo stretchy="false">=</mo>
      <msup>
        <mi>e</mi>
        <msub>
          <mi>y</mi>
          <mn>0</mn>
        </msub>
      </msup>
    </mrow>
    <annotation encoding="StarMath 5.0">{partial y_1} over {partial y_0} = e^{y_0}</annotation>
  </semantics>
</math>
</file>

<file path=Object 33/content.xml><?xml version="1.0" encoding="utf-8"?>
<math xmlns="http://www.w3.org/1998/Math/MathML" display="block">
  <semantics>
    <mrow>
      <mfrac>
        <mrow>
          <mo stretchy="false">∂</mo>
          <msub>
            <mi>y</mi>
            <mn>2</mn>
          </msub>
        </mrow>
        <mrow>
          <mo stretchy="false">∂</mo>
          <msub>
            <mi>y</mi>
            <mn>1</mn>
          </msub>
        </mrow>
      </mfrac>
      <mo stretchy="false">=</mo>
      <mfrac>
        <mn>1</mn>
        <msub>
          <mi>y</mi>
          <mn>1</mn>
        </msub>
      </mfrac>
    </mrow>
    <annotation encoding="StarMath 5.0">{partial y_2} over {partial y_1} = 1 over y_1</annotation>
  </semantics>
</math>
</file>

<file path=Object 34/content.xml><?xml version="1.0" encoding="utf-8"?>
<math xmlns="http://www.w3.org/1998/Math/MathML" display="block">
  <semantics>
    <mrow>
      <mfrac>
        <mrow>
          <mo stretchy="false">∂</mo>
          <msub>
            <mi>y</mi>
            <mn>2</mn>
          </msub>
        </mrow>
        <mrow>
          <mo stretchy="false">∂</mo>
          <mi>a</mi>
        </mrow>
      </mfrac>
      <mo stretchy="false">=</mo>
      <mrow>
        <mfrac>
          <mrow>
            <mo stretchy="false">∂</mo>
            <msub>
              <mi>y</mi>
              <mn>2</mn>
            </msub>
          </mrow>
          <mrow>
            <mo stretchy="false">∂</mo>
            <mi>y</mi>
            <mn>1</mn>
          </mrow>
        </mfrac>
        <mo stretchy="false">⋅</mo>
        <mfrac>
          <mrow>
            <mo stretchy="false">∂</mo>
            <msub>
              <mi>y</mi>
              <mn>1</mn>
            </msub>
          </mrow>
          <mrow>
            <mo stretchy="false">∂</mo>
            <msub>
              <mi>y</mi>
              <mn>0</mn>
            </msub>
          </mrow>
        </mfrac>
        <mo stretchy="false">⋅</mo>
        <mfrac>
          <mrow>
            <mo stretchy="false">∂</mo>
            <msub>
              <mi>y</mi>
              <mn>0</mn>
            </msub>
          </mrow>
          <mrow>
            <mo stretchy="false">∂</mo>
            <mi>a</mi>
          </mrow>
        </mfrac>
      </mrow>
      <mo stretchy="false">=</mo>
      <mrow>
        <mfrac>
          <msup>
            <mi>e</mi>
            <msub>
              <mi>y</mi>
              <mn>0</mn>
            </msub>
          </msup>
          <mrow>
            <mn>1</mn>
            <mo stretchy="false">+</mo>
            <msup>
              <mi>e</mi>
              <msub>
                <mi>y</mi>
                <mn>0</mn>
              </msub>
            </msup>
          </mrow>
        </mfrac>
        <mo stretchy="false">⋅</mo>
        <mi>x</mi>
      </mrow>
    </mrow>
    <annotation encoding="StarMath 5.0">{partial y_2} over {partial a} = {{partial y_2} over {partial y1}} cdot 
{{partial y_1} over {partial y_0}} cdot 
{{partial y_0} over {partial a}} =
{e^{y_0} over {1+e^{y_0}}} cdot x</annotation>
  </semantics>
</math>
</file>

<file path=Object 35/content.xml><?xml version="1.0" encoding="utf-8"?>
<math xmlns="http://www.w3.org/1998/Math/MathML" display="block">
  <semantics>
    <mrow>
      <mfrac>
        <mrow>
          <mo stretchy="false">∂</mo>
          <msub>
            <mi>y</mi>
            <mn>2</mn>
          </msub>
        </mrow>
        <mrow>
          <mo stretchy="false">∂</mo>
          <msub>
            <mi>y</mi>
            <mn>0</mn>
          </msub>
        </mrow>
      </mfrac>
      <mo stretchy="false">=</mo>
      <mrow>
        <mfrac>
          <mrow>
            <mo stretchy="false">∂</mo>
            <mi>y</mi>
            <mn>2</mn>
          </mrow>
          <mrow>
            <mo stretchy="false">∂</mo>
            <mi>y</mi>
            <mn>1</mn>
          </mrow>
        </mfrac>
        <mo stretchy="false">⋅</mo>
        <mfrac>
          <mrow>
            <mo stretchy="false">∂</mo>
            <mi>y</mi>
            <mn>1</mn>
          </mrow>
          <mrow>
            <mo stretchy="false">∂</mo>
            <msub>
              <mi>y</mi>
              <mn>0</mn>
            </msub>
          </mrow>
        </mfrac>
      </mrow>
      <mo stretchy="false">=</mo>
      <mfrac>
        <msup>
          <mi>e</mi>
          <msub>
            <mi>y</mi>
            <mn>0</mn>
          </msub>
        </msup>
        <mrow>
          <mn>1</mn>
          <mo stretchy="false">+</mo>
          <msup>
            <mi>e</mi>
            <msub>
              <mi>y</mi>
              <mn>0</mn>
            </msub>
          </msup>
        </mrow>
      </mfrac>
    </mrow>
    <annotation encoding="StarMath 5.0">{partial y_2} over {partial y_0} = {{partial y2} over {partial y1}} cdot {{partial y1} over {partial y_0}} =
{e^{y_0} over {1+e^{y_0}}}
</annotation>
  </semantics>
</math>
</file>

<file path=Object 36/content.xml><?xml version="1.0" encoding="utf-8"?>
<math xmlns="http://www.w3.org/1998/Math/MathML" display="block">
  <semantics>
    <mrow>
      <mfrac>
        <mrow>
          <mo stretchy="false">∂</mo>
          <msub>
            <mi>y</mi>
            <mn>0</mn>
          </msub>
        </mrow>
        <mrow>
          <mo stretchy="false">∂</mo>
          <mi>x</mi>
        </mrow>
      </mfrac>
      <mo stretchy="false">=</mo>
      <mi>a</mi>
    </mrow>
    <annotation encoding="StarMath 5.0">{partial y_0} over {partial x} = a</annotation>
  </semantics>
</math>
</file>

<file path=Object 4/content.xml><?xml version="1.0" encoding="utf-8"?>
<math xmlns="http://www.w3.org/1998/Math/MathML" display="block">
  <semantics>
    <mstyle mathsize="8pt">
      <mrow>
        <msub>
          <mi>f</mi>
          <mn>2,3</mn>
        </msub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b>
            <mi>y</mi>
            <mn>2,3</mn>
          </msub>
          <mo stretchy="false">=</mo>
          <mrow>
            <mrow>
              <msub>
                <mi>w</mi>
                <mn>2,3</mn>
              </msub>
              <mo stretchy="false">⋅</mo>
              <mi>x</mi>
            </mrow>
            <mo stretchy="false">+</mo>
            <msub>
              <mi>b</mi>
              <mn>2,3</mn>
            </msub>
          </mrow>
        </mrow>
      </mrow>
    </mstyle>
    <annotation encoding="StarMath 5.0">size 8 { f_{2,3} (x)  = y_{2,3} = w_{2,3} cdot x + b_{2,3}} 
</annotation>
  </semantics>
</math>
</file>

<file path=Object 5/content.xml><?xml version="1.0" encoding="utf-8"?>
<math xmlns="http://www.w3.org/1998/Math/MathML" display="block">
  <semantics>
    <mstyle mathsize="8pt">
      <mrow>
        <mo fence="true" form="prefix" stretchy="false">(</mo>
        <mrow>
          <mrow>
            <msub>
              <mi>f</mi>
              <mn>1,2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style>
    <annotation encoding="StarMath 5.0">size 8 (f_{1,2} (x))
</annotation>
  </semantics>
</math>
</file>

<file path=Object 6/content.xml><?xml version="1.0" encoding="utf-8"?>
<math xmlns="http://www.w3.org/1998/Math/MathML" display="block">
  <semantics>
    <mstyle mathsize="8pt">
      <mrow>
        <mo fence="true" form="prefix" stretchy="false">(</mo>
        <mrow>
          <mrow>
            <msub>
              <mi>f</mi>
              <mn>1,3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style>
    <annotation encoding="StarMath 5.0">size 8 (f_{1,3} (x))
</annotation>
  </semantics>
</math>
</file>

<file path=Object 7/content.xml><?xml version="1.0" encoding="utf-8"?>
<math xmlns="http://www.w3.org/1998/Math/MathML" display="block">
  <semantics>
    <mstyle mathsize="8pt">
      <mrow>
        <mo fence="true" form="prefix" stretchy="false">(</mo>
        <mrow>
          <mrow>
            <msub>
              <mi>f</mi>
              <mn>2,3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style>
    <annotation encoding="StarMath 5.0">size 8 (f_{2,3} (x))

</annotation>
  </semantics>
</math>
</file>

<file path=Object 8/content.xml><?xml version="1.0" encoding="utf-8"?>
<math xmlns="http://www.w3.org/1998/Math/MathML" display="block">
  <semantics>
    <mstyle mathsize="9pt">
      <mrow>
        <msub>
          <mi>f</mi>
          <mn>1,1</mn>
        </msub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b>
            <mi>y</mi>
            <mn>1,1</mn>
          </msub>
          <mo stretchy="false">=</mo>
          <mrow>
            <mrow>
              <msub>
                <mi>w</mi>
                <mn>1,1</mn>
              </msub>
              <mo stretchy="false">⋅</mo>
              <mi>x</mi>
            </mrow>
            <mo stretchy="false">+</mo>
            <msub>
              <mi>b</mi>
              <mn>1,1</mn>
            </msub>
          </mrow>
        </mrow>
      </mrow>
    </mstyle>
    <annotation encoding="StarMath 5.0">size 9 {f_{1,1} (x)  = y_{1,1} = w_{1,1} cdot x  + b_{1,1} }
</annotation>
  </semantics>
</math>
</file>

<file path=Object 9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1</mn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i>y</mi>
            <msub>
              <mi>'</mi>
              <mn>1,1</mn>
            </msub>
          </mrow>
          <mrow>
            <mo stretchy="false">∂</mo>
            <mi>x</mi>
          </mrow>
        </mfrac>
        <mo stretchy="false">=</mo>
        <msub>
          <mi>w</mi>
          <mn>1,1</mn>
        </msub>
      </mrow>
    </mstyle>
    <annotation encoding="StarMath 5.0">  size 9 { {partial f'_{1,1}} over { partial x}  = {partial y'_{1,1}} over {partial x} = w_{1,1} }
</annotation>
  </semantics>
</math>
</file>